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55d121ab553fc8c99126c212ddbb694d" style:family="table-column">
      <style:table-column-properties fo:break-before="auto" style:use-optimal-column-width="false" style:column-width="6cm"/>
    </style:style>
    <style:style style:name="odsStyleTableColumn-eb3dba5d21dd08ad24053b59dbe432ee" style:family="table-column">
      <style:table-column-properties fo:break-before="auto" style:use-optimal-column-width="false" style:column-width="5cm"/>
    </style:style>
    <style:style style:name="odsStyleTableColumn-46c063b3f864757dce4765c9a9dece48" style:family="table-column">
      <style:table-column-properties fo:break-before="auto" style:use-optimal-column-width="false" style:column-width="3cm"/>
    </style:style>
    <style:style style:name="odsStyleTableCell-77bf00e52cb4c637f12c4731be7c4f3e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9c84b239677ff326da32df8c59cf02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8c59e7d4f45d9d3e41cf70bb2b700d14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6477b5f7c705317cab1c20e28e27392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0635dd22379d007b5030ab019d189d48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83bd9c9598ffcbd1b82baef1f0154f8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55d121ab553fc8c99126c212ddbb694d" table:default-cell-style-name="Default"/>
        <table:table-column table:style-name="odsStyleTableColumn-eb3dba5d21dd08ad24053b59dbe432ee" table:default-cell-style-name="Default"/>
        <table:table-column table:style-name="odsStyleTableColumn-46c063b3f864757dce4765c9a9dece48" table:default-cell-style-name="Default"/>
        <table:table-column table:style-name="odsStyleTableColumn-46c063b3f864757dce4765c9a9dece48" table:default-cell-style-name="Default"/>
        <table:table-column table:style-name="odsStyleTableColumn-46c063b3f864757dce4765c9a9dece4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77bf00e52cb4c637f12c4731be7c4f3e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9c84b239677ff326da32df8c59cf023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9c84b239677ff326da32df8c59cf023" table:number-columns-spanned="5" table:number-rows-spanned="1" office:value-type="string">
            <text:p>TABLA No. 12-24</text:p>
          </table:table-cell>
          <table:covered-table-cell table:number-columns-repeated="4"/>
        </table:table-row>
        <table:table-row table:style-name="ro1">
          <table:table-cell table:style-name="odsStyleTableCell-99c84b239677ff326da32df8c59cf023" table:number-columns-spanned="5" table:number-rows-spanned="1" office:value-type="string">
            <text:p>TABLA DE COTIZACIONES DEL 17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9c84b239677ff326da32df8c59cf023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8c59e7d4f45d9d3e41cf70bb2b700d14" office:value-type="string">
            <text:p>PAIS</text:p>
          </table:table-cell>
          <table:table-cell table:style-name="odsStyleTableCell-8c59e7d4f45d9d3e41cf70bb2b700d14" office:value-type="string">
            <text:p>UNIDAD MONETARIA</text:p>
          </table:table-cell>
          <table:table-cell table:style-name="odsStyleTableCell-8c59e7d4f45d9d3e41cf70bb2b700d14" office:value-type="string">
            <text:p>MONEDA</text:p>
          </table:table-cell>
          <table:table-cell table:style-name="odsStyleTableCell-8c59e7d4f45d9d3e41cf70bb2b700d14" office:value-type="string">
            <text:p>TIPO DE CAMBIO EN Bs POR UNIDAD DE MONEDA EXTRANJERA</text:p>
          </table:table-cell>
          <table:table-cell table:style-name="odsStyleTableCell-8c59e7d4f45d9d3e41cf70bb2b700d14" office:value-type="string">
            <text:p>TIPO DE CAMBIO EN M.E.</text:p>
          </table:table-cell>
        </table:table-row>
        <table:table-row table:style-name="ro1">
          <table:table-cell table:style-name="odsStyleTableCell-56477b5f7c705317cab1c20e28e27392" office:value-type="string">
            <text:p>ESTADOS UNIDOS</text:p>
          </table:table-cell>
          <table:table-cell table:style-name="odsStyleTableCell-56477b5f7c705317cab1c20e28e27392" office:value-type="string">
            <text:p>DOLAR VENTA</text:p>
          </table:table-cell>
          <table:table-cell table:style-name="odsStyleTableCell-56477b5f7c705317cab1c20e28e27392" office:value-type="string">
            <text:p>USD.VENTA</text:p>
          </table:table-cell>
          <table:table-cell table:style-name="odsStyleTableCell-0635dd22379d007b5030ab019d189d48" office:value-type="string">
            <text:p>6.96000</text:p>
          </table:table-cell>
          <table:table-cell table:style-name="odsStyleTableCell-0635dd22379d007b5030ab019d189d48" office:value-type="string">
            <text:p/>
          </table:table-cell>
        </table:table-row>
        <table:table-row table:style-name="ro1">
          <table:table-cell table:style-name="odsStyleTableCell-56477b5f7c705317cab1c20e28e27392" office:value-type="string">
            <text:p>ESTADOS UNIDOS</text:p>
          </table:table-cell>
          <table:table-cell table:style-name="odsStyleTableCell-56477b5f7c705317cab1c20e28e27392" office:value-type="string">
            <text:p>DOLAR COMPRA</text:p>
          </table:table-cell>
          <table:table-cell table:style-name="odsStyleTableCell-56477b5f7c705317cab1c20e28e27392" office:value-type="string">
            <text:p>USD.COMPRA</text:p>
          </table:table-cell>
          <table:table-cell table:style-name="odsStyleTableCell-0635dd22379d007b5030ab019d189d48" office:value-type="string">
            <text:p>6.86000</text:p>
          </table:table-cell>
          <table:table-cell table:style-name="odsStyleTableCell-0635dd22379d007b5030ab019d189d48" office:value-type="string">
            <text:p/>
          </table:table-cell>
        </table:table-row>
        <table:table-row table:style-name="ro1">
          <table:table-cell table:style-name="odsStyleTableCell-56477b5f7c705317cab1c20e28e27392" office:value-type="string">
            <text:p>UNION EUROPEA</text:p>
          </table:table-cell>
          <table:table-cell table:style-name="odsStyleTableCell-56477b5f7c705317cab1c20e28e27392" office:value-type="string">
            <text:p>EURO</text:p>
          </table:table-cell>
          <table:table-cell table:style-name="odsStyleTableCell-56477b5f7c705317cab1c20e28e27392" office:value-type="string">
            <text:p>EUR</text:p>
          </table:table-cell>
          <table:table-cell table:style-name="odsStyleTableCell-0635dd22379d007b5030ab019d189d48" office:value-type="string">
            <text:p>7.45749</text:p>
          </table:table-cell>
          <table:table-cell table:style-name="odsStyleTableCell-0635dd22379d007b5030ab019d189d48" office:value-type="string">
            <text:p>0.91988</text:p>
          </table:table-cell>
        </table:table-row>
        <table:table-row table:style-name="ro1">
          <table:table-cell table:style-name="odsStyleTableCell-56477b5f7c705317cab1c20e28e27392" office:value-type="string">
            <text:p>JAPON</text:p>
          </table:table-cell>
          <table:table-cell table:style-name="odsStyleTableCell-56477b5f7c705317cab1c20e28e27392" office:value-type="string">
            <text:p>YEN</text:p>
          </table:table-cell>
          <table:table-cell table:style-name="odsStyleTableCell-56477b5f7c705317cab1c20e28e27392" office:value-type="string">
            <text:p>JPY</text:p>
          </table:table-cell>
          <table:table-cell table:style-name="odsStyleTableCell-0635dd22379d007b5030ab019d189d48" office:value-type="string">
            <text:p>0.04660</text:p>
          </table:table-cell>
          <table:table-cell table:style-name="odsStyleTableCell-0635dd22379d007b5030ab019d189d48" office:value-type="string">
            <text:p>147.22000</text:p>
          </table:table-cell>
        </table:table-row>
        <table:table-row table:style-name="ro1">
          <table:table-cell table:style-name="odsStyleTableCell-56477b5f7c705317cab1c20e28e27392" office:value-type="string">
            <text:p>ARABIA SAUDITA</text:p>
          </table:table-cell>
          <table:table-cell table:style-name="odsStyleTableCell-56477b5f7c705317cab1c20e28e27392" office:value-type="string">
            <text:p>RIYAL SAUDÍ</text:p>
          </table:table-cell>
          <table:table-cell table:style-name="odsStyleTableCell-56477b5f7c705317cab1c20e28e27392" office:value-type="string">
            <text:p>SAR</text:p>
          </table:table-cell>
          <table:table-cell table:style-name="odsStyleTableCell-0635dd22379d007b5030ab019d189d48" office:value-type="string">
            <text:p>1.82904</text:p>
          </table:table-cell>
          <table:table-cell table:style-name="odsStyleTableCell-0635dd22379d007b5030ab019d189d48" office:value-type="string">
            <text:p>3.75060</text:p>
          </table:table-cell>
        </table:table-row>
        <table:table-row table:style-name="ro1">
          <table:table-cell table:style-name="odsStyleTableCell-56477b5f7c705317cab1c20e28e27392" office:value-type="string">
            <text:p>ARGELIA</text:p>
          </table:table-cell>
          <table:table-cell table:style-name="odsStyleTableCell-56477b5f7c705317cab1c20e28e27392" office:value-type="string">
            <text:p>DINAR ARGELINO</text:p>
          </table:table-cell>
          <table:table-cell table:style-name="odsStyleTableCell-56477b5f7c705317cab1c20e28e27392" office:value-type="string">
            <text:p>DZD</text:p>
          </table:table-cell>
          <table:table-cell table:style-name="odsStyleTableCell-0635dd22379d007b5030ab019d189d48" office:value-type="string">
            <text:p>0.05093</text:p>
          </table:table-cell>
          <table:table-cell table:style-name="odsStyleTableCell-0635dd22379d007b5030ab019d189d48" office:value-type="string">
            <text:p>134.69310</text:p>
          </table:table-cell>
        </table:table-row>
        <table:table-row table:style-name="ro1">
          <table:table-cell table:style-name="odsStyleTableCell-56477b5f7c705317cab1c20e28e27392" office:value-type="string">
            <text:p>ARGENTINA</text:p>
          </table:table-cell>
          <table:table-cell table:style-name="odsStyleTableCell-56477b5f7c705317cab1c20e28e27392" office:value-type="string">
            <text:p>PESO</text:p>
          </table:table-cell>
          <table:table-cell table:style-name="odsStyleTableCell-56477b5f7c705317cab1c20e28e27392" office:value-type="string">
            <text:p>ARS</text:p>
          </table:table-cell>
          <table:table-cell table:style-name="odsStyleTableCell-0635dd22379d007b5030ab019d189d48" office:value-type="string">
            <text:p>0.00838</text:p>
          </table:table-cell>
          <table:table-cell table:style-name="odsStyleTableCell-0635dd22379d007b5030ab019d189d48" office:value-type="string">
            <text:p>818.14990</text:p>
          </table:table-cell>
        </table:table-row>
        <table:table-row table:style-name="ro1">
          <table:table-cell table:style-name="odsStyleTableCell-56477b5f7c705317cab1c20e28e27392" office:value-type="string">
            <text:p>AUSTRALIA</text:p>
          </table:table-cell>
          <table:table-cell table:style-name="odsStyleTableCell-56477b5f7c705317cab1c20e28e27392" office:value-type="string">
            <text:p>DÓLAR</text:p>
          </table:table-cell>
          <table:table-cell table:style-name="odsStyleTableCell-56477b5f7c705317cab1c20e28e27392" office:value-type="string">
            <text:p>AUD</text:p>
          </table:table-cell>
          <table:table-cell table:style-name="odsStyleTableCell-0635dd22379d007b5030ab019d189d48" office:value-type="string">
            <text:p>4.51663</text:p>
          </table:table-cell>
          <table:table-cell table:style-name="odsStyleTableCell-0635dd22379d007b5030ab019d189d48" office:value-type="string">
            <text:p>1.51883</text:p>
          </table:table-cell>
        </table:table-row>
        <table:table-row table:style-name="ro1">
          <table:table-cell table:style-name="odsStyleTableCell-56477b5f7c705317cab1c20e28e27392" office:value-type="string">
            <text:p>BRASIL</text:p>
          </table:table-cell>
          <table:table-cell table:style-name="odsStyleTableCell-56477b5f7c705317cab1c20e28e27392" office:value-type="string">
            <text:p>REAL</text:p>
          </table:table-cell>
          <table:table-cell table:style-name="odsStyleTableCell-56477b5f7c705317cab1c20e28e27392" office:value-type="string">
            <text:p>BRL</text:p>
          </table:table-cell>
          <table:table-cell table:style-name="odsStyleTableCell-0635dd22379d007b5030ab019d189d48" office:value-type="string">
            <text:p>1.39207</text:p>
          </table:table-cell>
          <table:table-cell table:style-name="odsStyleTableCell-0635dd22379d007b5030ab019d189d48" office:value-type="string">
            <text:p>4.92790</text:p>
          </table:table-cell>
        </table:table-row>
        <table:table-row table:style-name="ro1">
          <table:table-cell table:style-name="odsStyleTableCell-56477b5f7c705317cab1c20e28e27392" office:value-type="string">
            <text:p>CANADA</text:p>
          </table:table-cell>
          <table:table-cell table:style-name="odsStyleTableCell-56477b5f7c705317cab1c20e28e27392" office:value-type="string">
            <text:p>DÓLAR</text:p>
          </table:table-cell>
          <table:table-cell table:style-name="odsStyleTableCell-56477b5f7c705317cab1c20e28e27392" office:value-type="string">
            <text:p>CAD</text:p>
          </table:table-cell>
          <table:table-cell table:style-name="odsStyleTableCell-0635dd22379d007b5030ab019d189d48" office:value-type="string">
            <text:p>5.08412</text:p>
          </table:table-cell>
          <table:table-cell table:style-name="odsStyleTableCell-0635dd22379d007b5030ab019d189d48" office:value-type="string">
            <text:p>1.34930</text:p>
          </table:table-cell>
        </table:table-row>
        <table:table-row table:style-name="ro1">
          <table:table-cell table:style-name="odsStyleTableCell-56477b5f7c705317cab1c20e28e27392" office:value-type="string">
            <text:p>CHILE</text:p>
          </table:table-cell>
          <table:table-cell table:style-name="odsStyleTableCell-56477b5f7c705317cab1c20e28e27392" office:value-type="string">
            <text:p>PESO</text:p>
          </table:table-cell>
          <table:table-cell table:style-name="odsStyleTableCell-56477b5f7c705317cab1c20e28e27392" office:value-type="string">
            <text:p>CLP</text:p>
          </table:table-cell>
          <table:table-cell table:style-name="odsStyleTableCell-0635dd22379d007b5030ab019d189d48" office:value-type="string">
            <text:p>0.00741</text:p>
          </table:table-cell>
          <table:table-cell table:style-name="odsStyleTableCell-0635dd22379d007b5030ab019d189d48" office:value-type="string">
            <text:p>925.72000</text:p>
          </table:table-cell>
        </table:table-row>
        <table:table-row table:style-name="ro1">
          <table:table-cell table:style-name="odsStyleTableCell-56477b5f7c705317cab1c20e28e27392" office:value-type="string">
            <text:p>COLOMBIA</text:p>
          </table:table-cell>
          <table:table-cell table:style-name="odsStyleTableCell-56477b5f7c705317cab1c20e28e27392" office:value-type="string">
            <text:p>PESO</text:p>
          </table:table-cell>
          <table:table-cell table:style-name="odsStyleTableCell-56477b5f7c705317cab1c20e28e27392" office:value-type="string">
            <text:p>COP</text:p>
          </table:table-cell>
          <table:table-cell table:style-name="odsStyleTableCell-0635dd22379d007b5030ab019d189d48" office:value-type="string">
            <text:p>0.00174</text:p>
          </table:table-cell>
          <table:table-cell table:style-name="odsStyleTableCell-0635dd22379d007b5030ab019d189d48" office:value-type="string">
            <text:p>3,942.48000</text:p>
          </table:table-cell>
        </table:table-row>
        <table:table-row table:style-name="ro1">
          <table:table-cell table:style-name="odsStyleTableCell-56477b5f7c705317cab1c20e28e27392" office:value-type="string">
            <text:p>COREA DEL SUR</text:p>
          </table:table-cell>
          <table:table-cell table:style-name="odsStyleTableCell-56477b5f7c705317cab1c20e28e27392" office:value-type="string">
            <text:p>WON</text:p>
          </table:table-cell>
          <table:table-cell table:style-name="odsStyleTableCell-56477b5f7c705317cab1c20e28e27392" office:value-type="string">
            <text:p>KRW</text:p>
          </table:table-cell>
          <table:table-cell table:style-name="odsStyleTableCell-0635dd22379d007b5030ab019d189d48" office:value-type="string">
            <text:p>0.00515</text:p>
          </table:table-cell>
          <table:table-cell table:style-name="odsStyleTableCell-0635dd22379d007b5030ab019d189d48" office:value-type="string">
            <text:p>1,331.74000</text:p>
          </table:table-cell>
        </table:table-row>
        <table:table-row table:style-name="ro1">
          <table:table-cell table:style-name="odsStyleTableCell-56477b5f7c705317cab1c20e28e27392" office:value-type="string">
            <text:p>COSTA RICA</text:p>
          </table:table-cell>
          <table:table-cell table:style-name="odsStyleTableCell-56477b5f7c705317cab1c20e28e27392" office:value-type="string">
            <text:p>COLON COSTARRICENSE</text:p>
          </table:table-cell>
          <table:table-cell table:style-name="odsStyleTableCell-56477b5f7c705317cab1c20e28e27392" office:value-type="string">
            <text:p>CRC</text:p>
          </table:table-cell>
          <table:table-cell table:style-name="odsStyleTableCell-0635dd22379d007b5030ab019d189d48" office:value-type="string">
            <text:p>0.01325</text:p>
          </table:table-cell>
          <table:table-cell table:style-name="odsStyleTableCell-0635dd22379d007b5030ab019d189d48" office:value-type="string">
            <text:p>517.88000</text:p>
          </table:table-cell>
        </table:table-row>
        <table:table-row table:style-name="ro1">
          <table:table-cell table:style-name="odsStyleTableCell-56477b5f7c705317cab1c20e28e27392" office:value-type="string">
            <text:p>REPUBLICA CHECA</text:p>
          </table:table-cell>
          <table:table-cell table:style-name="odsStyleTableCell-56477b5f7c705317cab1c20e28e27392" office:value-type="string">
            <text:p>CORONA CHECA</text:p>
          </table:table-cell>
          <table:table-cell table:style-name="odsStyleTableCell-56477b5f7c705317cab1c20e28e27392" office:value-type="string">
            <text:p>CZK</text:p>
          </table:table-cell>
          <table:table-cell table:style-name="odsStyleTableCell-0635dd22379d007b5030ab019d189d48" office:value-type="string">
            <text:p>0.30141</text:p>
          </table:table-cell>
          <table:table-cell table:style-name="odsStyleTableCell-0635dd22379d007b5030ab019d189d48" office:value-type="string">
            <text:p>22.75940</text:p>
          </table:table-cell>
        </table:table-row>
        <table:table-row table:style-name="ro1">
          <table:table-cell table:style-name="odsStyleTableCell-56477b5f7c705317cab1c20e28e27392" office:value-type="string">
            <text:p>DINAMARCA</text:p>
          </table:table-cell>
          <table:table-cell table:style-name="odsStyleTableCell-56477b5f7c705317cab1c20e28e27392" office:value-type="string">
            <text:p>CORONA</text:p>
          </table:table-cell>
          <table:table-cell table:style-name="odsStyleTableCell-56477b5f7c705317cab1c20e28e27392" office:value-type="string">
            <text:p>DKK</text:p>
          </table:table-cell>
          <table:table-cell table:style-name="odsStyleTableCell-0635dd22379d007b5030ab019d189d48" office:value-type="string">
            <text:p>1.00000</text:p>
          </table:table-cell>
          <table:table-cell table:style-name="odsStyleTableCell-0635dd22379d007b5030ab019d189d48" office:value-type="string">
            <text:p>6.86000</text:p>
          </table:table-cell>
        </table:table-row>
        <table:table-row table:style-name="ro1">
          <table:table-cell table:style-name="odsStyleTableCell-56477b5f7c705317cab1c20e28e27392" office:value-type="string">
            <text:p>ECUADOR</text:p>
          </table:table-cell>
          <table:table-cell table:style-name="odsStyleTableCell-56477b5f7c705317cab1c20e28e27392" office:value-type="string">
            <text:p>DÓLAR</text:p>
          </table:table-cell>
          <table:table-cell table:style-name="odsStyleTableCell-56477b5f7c705317cab1c20e28e27392" office:value-type="string">
            <text:p>USD</text:p>
          </table:table-cell>
          <table:table-cell table:style-name="odsStyleTableCell-0635dd22379d007b5030ab019d189d48" office:value-type="string">
            <text:p>6.86000</text:p>
          </table:table-cell>
          <table:table-cell table:style-name="odsStyleTableCell-0635dd22379d007b5030ab019d189d48" office:value-type="string">
            <text:p>1.00000</text:p>
          </table:table-cell>
        </table:table-row>
        <table:table-row table:style-name="ro1">
          <table:table-cell table:style-name="odsStyleTableCell-56477b5f7c705317cab1c20e28e27392" office:value-type="string">
            <text:p>EMIRATOS ARABES</text:p>
          </table:table-cell>
          <table:table-cell table:style-name="odsStyleTableCell-56477b5f7c705317cab1c20e28e27392" office:value-type="string">
            <text:p>DIRHAM</text:p>
          </table:table-cell>
          <table:table-cell table:style-name="odsStyleTableCell-56477b5f7c705317cab1c20e28e27392" office:value-type="string">
            <text:p>AED</text:p>
          </table:table-cell>
          <table:table-cell table:style-name="odsStyleTableCell-0635dd22379d007b5030ab019d189d48" office:value-type="string">
            <text:p>1.86773</text:p>
          </table:table-cell>
          <table:table-cell table:style-name="odsStyleTableCell-0635dd22379d007b5030ab019d189d48" office:value-type="string">
            <text:p>3.67290</text:p>
          </table:table-cell>
        </table:table-row>
        <table:table-row table:style-name="ro1">
          <table:table-cell table:style-name="odsStyleTableCell-56477b5f7c705317cab1c20e28e27392" office:value-type="string">
            <text:p>FILIPINAS</text:p>
          </table:table-cell>
          <table:table-cell table:style-name="odsStyleTableCell-56477b5f7c705317cab1c20e28e27392" office:value-type="string">
            <text:p>PESO FILIPINO</text:p>
          </table:table-cell>
          <table:table-cell table:style-name="odsStyleTableCell-56477b5f7c705317cab1c20e28e27392" office:value-type="string">
            <text:p>PHP</text:p>
          </table:table-cell>
          <table:table-cell table:style-name="odsStyleTableCell-0635dd22379d007b5030ab019d189d48" office:value-type="string">
            <text:p>0.12287</text:p>
          </table:table-cell>
          <table:table-cell table:style-name="odsStyleTableCell-0635dd22379d007b5030ab019d189d48" office:value-type="string">
            <text:p>55.83300</text:p>
          </table:table-cell>
        </table:table-row>
        <table:table-row table:style-name="ro1">
          <table:table-cell table:style-name="odsStyleTableCell-56477b5f7c705317cab1c20e28e27392" office:value-type="string">
            <text:p>HAITÍ</text:p>
          </table:table-cell>
          <table:table-cell table:style-name="odsStyleTableCell-56477b5f7c705317cab1c20e28e27392" office:value-type="string">
            <text:p>GOURDE</text:p>
          </table:table-cell>
          <table:table-cell table:style-name="odsStyleTableCell-56477b5f7c705317cab1c20e28e27392" office:value-type="string">
            <text:p>HTG</text:p>
          </table:table-cell>
          <table:table-cell table:style-name="odsStyleTableCell-0635dd22379d007b5030ab019d189d48" office:value-type="string">
            <text:p>0.05221</text:p>
          </table:table-cell>
          <table:table-cell table:style-name="odsStyleTableCell-0635dd22379d007b5030ab019d189d48" office:value-type="string">
            <text:p>131.38000</text:p>
          </table:table-cell>
        </table:table-row>
        <table:table-row table:style-name="ro1">
          <table:table-cell table:style-name="odsStyleTableCell-56477b5f7c705317cab1c20e28e27392" office:value-type="string">
            <text:p>HONG KONG</text:p>
          </table:table-cell>
          <table:table-cell table:style-name="odsStyleTableCell-56477b5f7c705317cab1c20e28e27392" office:value-type="string">
            <text:p>DÓLAR</text:p>
          </table:table-cell>
          <table:table-cell table:style-name="odsStyleTableCell-56477b5f7c705317cab1c20e28e27392" office:value-type="string">
            <text:p>HKD</text:p>
          </table:table-cell>
          <table:table-cell table:style-name="odsStyleTableCell-0635dd22379d007b5030ab019d189d48" office:value-type="string">
            <text:p>0.87671</text:p>
          </table:table-cell>
          <table:table-cell table:style-name="odsStyleTableCell-0635dd22379d007b5030ab019d189d48" office:value-type="string">
            <text:p>7.82470</text:p>
          </table:table-cell>
        </table:table-row>
        <table:table-row table:style-name="ro1">
          <table:table-cell table:style-name="odsStyleTableCell-56477b5f7c705317cab1c20e28e27392" office:value-type="string">
            <text:p>INDIA</text:p>
          </table:table-cell>
          <table:table-cell table:style-name="odsStyleTableCell-56477b5f7c705317cab1c20e28e27392" office:value-type="string">
            <text:p>RUPIA</text:p>
          </table:table-cell>
          <table:table-cell table:style-name="odsStyleTableCell-56477b5f7c705317cab1c20e28e27392" office:value-type="string">
            <text:p>INR</text:p>
          </table:table-cell>
          <table:table-cell table:style-name="odsStyleTableCell-0635dd22379d007b5030ab019d189d48" office:value-type="string">
            <text:p>0.08257</text:p>
          </table:table-cell>
          <table:table-cell table:style-name="odsStyleTableCell-0635dd22379d007b5030ab019d189d48" office:value-type="string">
            <text:p>83.07620</text:p>
          </table:table-cell>
        </table:table-row>
        <table:table-row table:style-name="ro1">
          <table:table-cell table:style-name="odsStyleTableCell-56477b5f7c705317cab1c20e28e27392" office:value-type="string">
            <text:p>INDONESIA</text:p>
          </table:table-cell>
          <table:table-cell table:style-name="odsStyleTableCell-56477b5f7c705317cab1c20e28e27392" office:value-type="string">
            <text:p>RUPIA INDONESIA</text:p>
          </table:table-cell>
          <table:table-cell table:style-name="odsStyleTableCell-56477b5f7c705317cab1c20e28e27392" office:value-type="string">
            <text:p>IDR</text:p>
          </table:table-cell>
          <table:table-cell table:style-name="odsStyleTableCell-0635dd22379d007b5030ab019d189d48" office:value-type="string">
            <text:p>0.00044</text:p>
          </table:table-cell>
          <table:table-cell table:style-name="odsStyleTableCell-0635dd22379d007b5030ab019d189d48" office:value-type="string">
            <text:p>15,591.00000</text:p>
          </table:table-cell>
        </table:table-row>
        <table:table-row table:style-name="ro1">
          <table:table-cell table:style-name="odsStyleTableCell-56477b5f7c705317cab1c20e28e27392" office:value-type="string">
            <text:p>ISRAEL</text:p>
          </table:table-cell>
          <table:table-cell table:style-name="odsStyleTableCell-56477b5f7c705317cab1c20e28e27392" office:value-type="string">
            <text:p>NUEVO SÉQUEL</text:p>
          </table:table-cell>
          <table:table-cell table:style-name="odsStyleTableCell-56477b5f7c705317cab1c20e28e27392" office:value-type="string">
            <text:p>ILS</text:p>
          </table:table-cell>
          <table:table-cell table:style-name="odsStyleTableCell-0635dd22379d007b5030ab019d189d48" office:value-type="string">
            <text:p>1.81554</text:p>
          </table:table-cell>
          <table:table-cell table:style-name="odsStyleTableCell-0635dd22379d007b5030ab019d189d48" office:value-type="string">
            <text:p>3.77850</text:p>
          </table:table-cell>
        </table:table-row>
        <table:table-row table:style-name="ro1">
          <table:table-cell table:style-name="odsStyleTableCell-56477b5f7c705317cab1c20e28e27392" office:value-type="string">
            <text:p>MALASIA</text:p>
          </table:table-cell>
          <table:table-cell table:style-name="odsStyleTableCell-56477b5f7c705317cab1c20e28e27392" office:value-type="string">
            <text:p>RINGGIT MALAYO</text:p>
          </table:table-cell>
          <table:table-cell table:style-name="odsStyleTableCell-56477b5f7c705317cab1c20e28e27392" office:value-type="string">
            <text:p>MYR</text:p>
          </table:table-cell>
          <table:table-cell table:style-name="odsStyleTableCell-0635dd22379d007b5030ab019d189d48" office:value-type="string">
            <text:p>1.46128</text:p>
          </table:table-cell>
          <table:table-cell table:style-name="odsStyleTableCell-0635dd22379d007b5030ab019d189d48" office:value-type="string">
            <text:p>4.69450</text:p>
          </table:table-cell>
        </table:table-row>
        <table:table-row table:style-name="ro1">
          <table:table-cell table:style-name="odsStyleTableCell-56477b5f7c705317cab1c20e28e27392" office:value-type="string">
            <text:p>MEXICO</text:p>
          </table:table-cell>
          <table:table-cell table:style-name="odsStyleTableCell-56477b5f7c705317cab1c20e28e27392" office:value-type="string">
            <text:p>PESO</text:p>
          </table:table-cell>
          <table:table-cell table:style-name="odsStyleTableCell-56477b5f7c705317cab1c20e28e27392" office:value-type="string">
            <text:p>MXN</text:p>
          </table:table-cell>
          <table:table-cell table:style-name="odsStyleTableCell-0635dd22379d007b5030ab019d189d48" office:value-type="string">
            <text:p>0.39885</text:p>
          </table:table-cell>
          <table:table-cell table:style-name="odsStyleTableCell-0635dd22379d007b5030ab019d189d48" office:value-type="string">
            <text:p>17.19930</text:p>
          </table:table-cell>
        </table:table-row>
        <table:table-row table:style-name="ro1">
          <table:table-cell table:style-name="odsStyleTableCell-56477b5f7c705317cab1c20e28e27392" office:value-type="string">
            <text:p>NORUEGA</text:p>
          </table:table-cell>
          <table:table-cell table:style-name="odsStyleTableCell-56477b5f7c705317cab1c20e28e27392" office:value-type="string">
            <text:p>CORONA</text:p>
          </table:table-cell>
          <table:table-cell table:style-name="odsStyleTableCell-56477b5f7c705317cab1c20e28e27392" office:value-type="string">
            <text:p>NOK</text:p>
          </table:table-cell>
          <table:table-cell table:style-name="odsStyleTableCell-0635dd22379d007b5030ab019d189d48" office:value-type="string">
            <text:p>0.65535</text:p>
          </table:table-cell>
          <table:table-cell table:style-name="odsStyleTableCell-0635dd22379d007b5030ab019d189d48" office:value-type="string">
            <text:p>10.46770</text:p>
          </table:table-cell>
        </table:table-row>
        <table:table-row table:style-name="ro1">
          <table:table-cell table:style-name="odsStyleTableCell-56477b5f7c705317cab1c20e28e27392" office:value-type="string">
            <text:p>PANAMÁ</text:p>
          </table:table-cell>
          <table:table-cell table:style-name="odsStyleTableCell-56477b5f7c705317cab1c20e28e27392" office:value-type="string">
            <text:p>BALBOA</text:p>
          </table:table-cell>
          <table:table-cell table:style-name="odsStyleTableCell-56477b5f7c705317cab1c20e28e27392" office:value-type="string">
            <text:p>PAB</text:p>
          </table:table-cell>
          <table:table-cell table:style-name="odsStyleTableCell-0635dd22379d007b5030ab019d189d48" office:value-type="string">
            <text:p>6.86000</text:p>
          </table:table-cell>
          <table:table-cell table:style-name="odsStyleTableCell-0635dd22379d007b5030ab019d189d48" office:value-type="string">
            <text:p>1.00000</text:p>
          </table:table-cell>
        </table:table-row>
        <table:table-row table:style-name="ro1">
          <table:table-cell table:style-name="odsStyleTableCell-56477b5f7c705317cab1c20e28e27392" office:value-type="string">
            <text:p>PARAGUAY</text:p>
          </table:table-cell>
          <table:table-cell table:style-name="odsStyleTableCell-56477b5f7c705317cab1c20e28e27392" office:value-type="string">
            <text:p>GUARANI</text:p>
          </table:table-cell>
          <table:table-cell table:style-name="odsStyleTableCell-56477b5f7c705317cab1c20e28e27392" office:value-type="string">
            <text:p>PYG</text:p>
          </table:table-cell>
          <table:table-cell table:style-name="odsStyleTableCell-0635dd22379d007b5030ab019d189d48" office:value-type="string">
            <text:p>0.00094</text:p>
          </table:table-cell>
          <table:table-cell table:style-name="odsStyleTableCell-0635dd22379d007b5030ab019d189d48" office:value-type="string">
            <text:p>7,286.30000</text:p>
          </table:table-cell>
        </table:table-row>
        <table:table-row table:style-name="ro1">
          <table:table-cell table:style-name="odsStyleTableCell-56477b5f7c705317cab1c20e28e27392" office:value-type="string">
            <text:p>PERU</text:p>
          </table:table-cell>
          <table:table-cell table:style-name="odsStyleTableCell-56477b5f7c705317cab1c20e28e27392" office:value-type="string">
            <text:p>NUEVO SOL</text:p>
          </table:table-cell>
          <table:table-cell table:style-name="odsStyleTableCell-56477b5f7c705317cab1c20e28e27392" office:value-type="string">
            <text:p>PEN</text:p>
          </table:table-cell>
          <table:table-cell table:style-name="odsStyleTableCell-0635dd22379d007b5030ab019d189d48" office:value-type="string">
            <text:p>1.84344</text:p>
          </table:table-cell>
          <table:table-cell table:style-name="odsStyleTableCell-0635dd22379d007b5030ab019d189d48" office:value-type="string">
            <text:p>3.72130</text:p>
          </table:table-cell>
        </table:table-row>
        <table:table-row table:style-name="ro1">
          <table:table-cell table:style-name="odsStyleTableCell-56477b5f7c705317cab1c20e28e27392" office:value-type="string">
            <text:p>REINO UNIDO</text:p>
          </table:table-cell>
          <table:table-cell table:style-name="odsStyleTableCell-56477b5f7c705317cab1c20e28e27392" office:value-type="string">
            <text:p>LIBRA</text:p>
          </table:table-cell>
          <table:table-cell table:style-name="odsStyleTableCell-56477b5f7c705317cab1c20e28e27392" office:value-type="string">
            <text:p>GBP</text:p>
          </table:table-cell>
          <table:table-cell table:style-name="odsStyleTableCell-0635dd22379d007b5030ab019d189d48" office:value-type="string">
            <text:p>8.66556</text:p>
          </table:table-cell>
          <table:table-cell table:style-name="odsStyleTableCell-0635dd22379d007b5030ab019d189d48" office:value-type="string">
            <text:p>0.79164</text:p>
          </table:table-cell>
        </table:table-row>
        <table:table-row table:style-name="ro1">
          <table:table-cell table:style-name="odsStyleTableCell-56477b5f7c705317cab1c20e28e27392" office:value-type="string">
            <text:p>REPÚBLICA DOMINICANA</text:p>
          </table:table-cell>
          <table:table-cell table:style-name="odsStyleTableCell-56477b5f7c705317cab1c20e28e27392" office:value-type="string">
            <text:p>PESO DOMINICANO</text:p>
          </table:table-cell>
          <table:table-cell table:style-name="odsStyleTableCell-56477b5f7c705317cab1c20e28e27392" office:value-type="string">
            <text:p>DOP</text:p>
          </table:table-cell>
          <table:table-cell table:style-name="odsStyleTableCell-0635dd22379d007b5030ab019d189d48" office:value-type="string">
            <text:p>0.11697</text:p>
          </table:table-cell>
          <table:table-cell table:style-name="odsStyleTableCell-0635dd22379d007b5030ab019d189d48" office:value-type="string">
            <text:p>58.65000</text:p>
          </table:table-cell>
        </table:table-row>
        <table:table-row table:style-name="ro1">
          <table:table-cell table:style-name="odsStyleTableCell-56477b5f7c705317cab1c20e28e27392" office:value-type="string">
            <text:p>REP.POPULAR CHINA</text:p>
          </table:table-cell>
          <table:table-cell table:style-name="odsStyleTableCell-56477b5f7c705317cab1c20e28e27392" office:value-type="string">
            <text:p>YUAN RENMINBI OFFSHORE</text:p>
          </table:table-cell>
          <table:table-cell table:style-name="odsStyleTableCell-56477b5f7c705317cab1c20e28e27392" office:value-type="string">
            <text:p>CNH</text:p>
          </table:table-cell>
          <table:table-cell table:style-name="odsStyleTableCell-0635dd22379d007b5030ab019d189d48" office:value-type="string">
            <text:p>0.95015</text:p>
          </table:table-cell>
          <table:table-cell table:style-name="odsStyleTableCell-0635dd22379d007b5030ab019d189d48" office:value-type="string">
            <text:p>7.21990</text:p>
          </table:table-cell>
        </table:table-row>
        <table:table-row table:style-name="ro1">
          <table:table-cell table:style-name="odsStyleTableCell-56477b5f7c705317cab1c20e28e27392" office:value-type="string">
            <text:p>RUSIA</text:p>
          </table:table-cell>
          <table:table-cell table:style-name="odsStyleTableCell-56477b5f7c705317cab1c20e28e27392" office:value-type="string">
            <text:p>RUBLO RUSO</text:p>
          </table:table-cell>
          <table:table-cell table:style-name="odsStyleTableCell-56477b5f7c705317cab1c20e28e27392" office:value-type="string">
            <text:p>RUB</text:p>
          </table:table-cell>
          <table:table-cell table:style-name="odsStyleTableCell-0635dd22379d007b5030ab019d189d48" office:value-type="string">
            <text:p>0.07769</text:p>
          </table:table-cell>
          <table:table-cell table:style-name="odsStyleTableCell-0635dd22379d007b5030ab019d189d48" office:value-type="string">
            <text:p>88.30460</text:p>
          </table:table-cell>
        </table:table-row>
        <table:table-row table:style-name="ro1">
          <table:table-cell table:style-name="odsStyleTableCell-56477b5f7c705317cab1c20e28e27392" office:value-type="string">
            <text:p>SINGAPUR</text:p>
          </table:table-cell>
          <table:table-cell table:style-name="odsStyleTableCell-56477b5f7c705317cab1c20e28e27392" office:value-type="string">
            <text:p>DÓLAR</text:p>
          </table:table-cell>
          <table:table-cell table:style-name="odsStyleTableCell-56477b5f7c705317cab1c20e28e27392" office:value-type="string">
            <text:p>SGD</text:p>
          </table:table-cell>
          <table:table-cell table:style-name="odsStyleTableCell-0635dd22379d007b5030ab019d189d48" office:value-type="string">
            <text:p>5.10911</text:p>
          </table:table-cell>
          <table:table-cell table:style-name="odsStyleTableCell-0635dd22379d007b5030ab019d189d48" office:value-type="string">
            <text:p>1.34270</text:p>
          </table:table-cell>
        </table:table-row>
        <table:table-row table:style-name="ro1">
          <table:table-cell table:style-name="odsStyleTableCell-56477b5f7c705317cab1c20e28e27392" office:value-type="string">
            <text:p>SUDÁFRICA</text:p>
          </table:table-cell>
          <table:table-cell table:style-name="odsStyleTableCell-56477b5f7c705317cab1c20e28e27392" office:value-type="string">
            <text:p>RAND</text:p>
          </table:table-cell>
          <table:table-cell table:style-name="odsStyleTableCell-56477b5f7c705317cab1c20e28e27392" office:value-type="string">
            <text:p>ZAR</text:p>
          </table:table-cell>
          <table:table-cell table:style-name="odsStyleTableCell-0635dd22379d007b5030ab019d189d48" office:value-type="string">
            <text:p>0.36150</text:p>
          </table:table-cell>
          <table:table-cell table:style-name="odsStyleTableCell-0635dd22379d007b5030ab019d189d48" office:value-type="string">
            <text:p>18.97660</text:p>
          </table:table-cell>
        </table:table-row>
        <table:table-row table:style-name="ro1">
          <table:table-cell table:style-name="odsStyleTableCell-56477b5f7c705317cab1c20e28e27392" office:value-type="string">
            <text:p>SUECIA</text:p>
          </table:table-cell>
          <table:table-cell table:style-name="odsStyleTableCell-56477b5f7c705317cab1c20e28e27392" office:value-type="string">
            <text:p>CORONA</text:p>
          </table:table-cell>
          <table:table-cell table:style-name="odsStyleTableCell-56477b5f7c705317cab1c20e28e27392" office:value-type="string">
            <text:p>SEK</text:p>
          </table:table-cell>
          <table:table-cell table:style-name="odsStyleTableCell-0635dd22379d007b5030ab019d189d48" office:value-type="string">
            <text:p>0.65730</text:p>
          </table:table-cell>
          <table:table-cell table:style-name="odsStyleTableCell-0635dd22379d007b5030ab019d189d48" office:value-type="string">
            <text:p>10.43670</text:p>
          </table:table-cell>
        </table:table-row>
        <table:table-row table:style-name="ro1">
          <table:table-cell table:style-name="odsStyleTableCell-56477b5f7c705317cab1c20e28e27392" office:value-type="string">
            <text:p>SUIZA</text:p>
          </table:table-cell>
          <table:table-cell table:style-name="odsStyleTableCell-56477b5f7c705317cab1c20e28e27392" office:value-type="string">
            <text:p>FRANCO</text:p>
          </table:table-cell>
          <table:table-cell table:style-name="odsStyleTableCell-56477b5f7c705317cab1c20e28e27392" office:value-type="string">
            <text:p>CHF</text:p>
          </table:table-cell>
          <table:table-cell table:style-name="odsStyleTableCell-0635dd22379d007b5030ab019d189d48" office:value-type="string">
            <text:p>7.96748</text:p>
          </table:table-cell>
          <table:table-cell table:style-name="odsStyleTableCell-0635dd22379d007b5030ab019d189d48" office:value-type="string">
            <text:p>0.86100</text:p>
          </table:table-cell>
        </table:table-row>
        <table:table-row table:style-name="ro1">
          <table:table-cell table:style-name="odsStyleTableCell-56477b5f7c705317cab1c20e28e27392" office:value-type="string">
            <text:p>TAILANDIA</text:p>
          </table:table-cell>
          <table:table-cell table:style-name="odsStyleTableCell-56477b5f7c705317cab1c20e28e27392" office:value-type="string">
            <text:p>THAI BAHT</text:p>
          </table:table-cell>
          <table:table-cell table:style-name="odsStyleTableCell-56477b5f7c705317cab1c20e28e27392" office:value-type="string">
            <text:p>THB</text:p>
          </table:table-cell>
          <table:table-cell table:style-name="odsStyleTableCell-0635dd22379d007b5030ab019d189d48" office:value-type="string">
            <text:p>0.19358</text:p>
          </table:table-cell>
          <table:table-cell table:style-name="odsStyleTableCell-0635dd22379d007b5030ab019d189d48" office:value-type="string">
            <text:p>35.43800</text:p>
          </table:table-cell>
        </table:table-row>
        <table:table-row table:style-name="ro1">
          <table:table-cell table:style-name="odsStyleTableCell-56477b5f7c705317cab1c20e28e27392" office:value-type="string">
            <text:p>TAIWAN</text:p>
          </table:table-cell>
          <table:table-cell table:style-name="odsStyleTableCell-56477b5f7c705317cab1c20e28e27392" office:value-type="string">
            <text:p>DÓLAR</text:p>
          </table:table-cell>
          <table:table-cell table:style-name="odsStyleTableCell-56477b5f7c705317cab1c20e28e27392" office:value-type="string">
            <text:p>TWD</text:p>
          </table:table-cell>
          <table:table-cell table:style-name="odsStyleTableCell-0635dd22379d007b5030ab019d189d48" office:value-type="string">
            <text:p>0.21822</text:p>
          </table:table-cell>
          <table:table-cell table:style-name="odsStyleTableCell-0635dd22379d007b5030ab019d189d48" office:value-type="string">
            <text:p>31.43600</text:p>
          </table:table-cell>
        </table:table-row>
        <table:table-row table:style-name="ro1">
          <table:table-cell table:style-name="odsStyleTableCell-56477b5f7c705317cab1c20e28e27392" office:value-type="string">
            <text:p>TÚNEZ</text:p>
          </table:table-cell>
          <table:table-cell table:style-name="odsStyleTableCell-56477b5f7c705317cab1c20e28e27392" office:value-type="string">
            <text:p>DINAR TUNECINO</text:p>
          </table:table-cell>
          <table:table-cell table:style-name="odsStyleTableCell-56477b5f7c705317cab1c20e28e27392" office:value-type="string">
            <text:p>TND</text:p>
          </table:table-cell>
          <table:table-cell table:style-name="odsStyleTableCell-0635dd22379d007b5030ab019d189d48" office:value-type="string">
            <text:p>2.20657</text:p>
          </table:table-cell>
          <table:table-cell table:style-name="odsStyleTableCell-0635dd22379d007b5030ab019d189d48" office:value-type="string">
            <text:p>3.10890</text:p>
          </table:table-cell>
        </table:table-row>
        <table:table-row table:style-name="ro1">
          <table:table-cell table:style-name="odsStyleTableCell-56477b5f7c705317cab1c20e28e27392" office:value-type="string">
            <text:p>TURQUÍA</text:p>
          </table:table-cell>
          <table:table-cell table:style-name="odsStyleTableCell-56477b5f7c705317cab1c20e28e27392" office:value-type="string">
            <text:p>LIRA TURCA</text:p>
          </table:table-cell>
          <table:table-cell table:style-name="odsStyleTableCell-56477b5f7c705317cab1c20e28e27392" office:value-type="string">
            <text:p>TRY</text:p>
          </table:table-cell>
          <table:table-cell table:style-name="odsStyleTableCell-0635dd22379d007b5030ab019d189d48" office:value-type="string">
            <text:p>0.22788</text:p>
          </table:table-cell>
          <table:table-cell table:style-name="odsStyleTableCell-0635dd22379d007b5030ab019d189d48" office:value-type="string">
            <text:p>30.10330</text:p>
          </table:table-cell>
        </table:table-row>
        <table:table-row table:style-name="ro1">
          <table:table-cell table:style-name="odsStyleTableCell-56477b5f7c705317cab1c20e28e27392" office:value-type="string">
            <text:p>URUGUAY</text:p>
          </table:table-cell>
          <table:table-cell table:style-name="odsStyleTableCell-56477b5f7c705317cab1c20e28e27392" office:value-type="string">
            <text:p>PESO</text:p>
          </table:table-cell>
          <table:table-cell table:style-name="odsStyleTableCell-56477b5f7c705317cab1c20e28e27392" office:value-type="string">
            <text:p>UYU</text:p>
          </table:table-cell>
          <table:table-cell table:style-name="odsStyleTableCell-0635dd22379d007b5030ab019d189d48" office:value-type="string">
            <text:p>0.17471</text:p>
          </table:table-cell>
          <table:table-cell table:style-name="odsStyleTableCell-0635dd22379d007b5030ab019d189d48" office:value-type="string">
            <text:p>39.26500</text:p>
          </table:table-cell>
        </table:table-row>
        <table:table-row table:style-name="ro1">
          <table:table-cell table:style-name="odsStyleTableCell-56477b5f7c705317cab1c20e28e27392" office:value-type="string">
            <text:p>VENEZUELA</text:p>
          </table:table-cell>
          <table:table-cell table:style-name="odsStyleTableCell-56477b5f7c705317cab1c20e28e27392" office:value-type="string">
            <text:p>BOLIVAR DIGITAL</text:p>
          </table:table-cell>
          <table:table-cell table:style-name="odsStyleTableCell-56477b5f7c705317cab1c20e28e27392" office:value-type="string">
            <text:p>VES</text:p>
          </table:table-cell>
          <table:table-cell table:style-name="odsStyleTableCell-0635dd22379d007b5030ab019d189d48" office:value-type="string">
            <text:p>0.19067</text:p>
          </table:table-cell>
          <table:table-cell table:style-name="odsStyleTableCell-0635dd22379d007b5030ab019d189d48" office:value-type="string">
            <text:p>35.97830</text:p>
          </table:table-cell>
        </table:table-row>
        <table:table-row table:style-name="ro1">
          <table:table-cell table:style-name="odsStyleTableCell-56477b5f7c705317cab1c20e28e27392" office:value-type="string">
            <text:p>VIETNAM</text:p>
          </table:table-cell>
          <table:table-cell table:style-name="odsStyleTableCell-56477b5f7c705317cab1c20e28e27392" office:value-type="string">
            <text:p>DONG</text:p>
          </table:table-cell>
          <table:table-cell table:style-name="odsStyleTableCell-56477b5f7c705317cab1c20e28e27392" office:value-type="string">
            <text:p>VND</text:p>
          </table:table-cell>
          <table:table-cell table:style-name="odsStyleTableCell-0635dd22379d007b5030ab019d189d48" office:value-type="string">
            <text:p>0.00028</text:p>
          </table:table-cell>
          <table:table-cell table:style-name="odsStyleTableCell-0635dd22379d007b5030ab019d189d48" office:value-type="string">
            <text:p>24,502.00000</text:p>
          </table:table-cell>
        </table:table-row>
        <table:table-row table:style-name="ro1">
          <table:table-cell table:style-name="odsStyleTableCell-56477b5f7c705317cab1c20e28e27392" office:value-type="string">
            <text:p/>
          </table:table-cell>
          <table:table-cell table:style-name="odsStyleTableCell-56477b5f7c705317cab1c20e28e27392" office:value-type="string">
            <text:p>DERECHO ESPECIAL DE GIRO</text:p>
          </table:table-cell>
          <table:table-cell table:style-name="odsStyleTableCell-56477b5f7c705317cab1c20e28e27392" office:value-type="string">
            <text:p>USD/D.E.G.</text:p>
          </table:table-cell>
          <table:table-cell table:style-name="odsStyleTableCell-0635dd22379d007b5030ab019d189d48" office:value-type="string">
            <text:p/>
          </table:table-cell>
          <table:table-cell table:style-name="odsStyleTableCell-0635dd22379d007b5030ab019d189d48" office:value-type="string">
            <text:p>1.33167</text:p>
          </table:table-cell>
        </table:table-row>
        <table:table-row table:style-name="ro1">
          <table:table-cell table:style-name="odsStyleTableCell-56477b5f7c705317cab1c20e28e27392" office:value-type="string">
            <text:p/>
          </table:table-cell>
          <table:table-cell table:style-name="odsStyleTableCell-56477b5f7c705317cab1c20e28e27392" office:value-type="string">
            <text:p>UNIDAD DE FOMENTO DE VIVIENDA</text:p>
          </table:table-cell>
          <table:table-cell table:style-name="odsStyleTableCell-56477b5f7c705317cab1c20e28e27392" office:value-type="string">
            <text:p>Bs/UFV</text:p>
          </table:table-cell>
          <table:table-cell table:style-name="odsStyleTableCell-0635dd22379d007b5030ab019d189d48" office:value-type="string">
            <text:p/>
          </table:table-cell>
          <table:table-cell table:style-name="odsStyleTableCell-0635dd22379d007b5030ab019d189d48" office:value-type="string">
            <text:p>2.476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9c84b239677ff326da32df8c59cf023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8c59e7d4f45d9d3e41cf70bb2b700d14" office:value-type="string">
            <text:p> </text:p>
          </table:table-cell>
          <table:table-cell table:style-name="odsStyleTableCell-8c59e7d4f45d9d3e41cf70bb2b700d14" office:value-type="string">
            <text:p>UNIDAD MONETARIA</text:p>
          </table:table-cell>
          <table:table-cell table:style-name="odsStyleTableCell-8c59e7d4f45d9d3e41cf70bb2b700d14" office:value-type="string">
            <text:p>MONEDA</text:p>
          </table:table-cell>
          <table:table-cell table:style-name="odsStyleTableCell-8c59e7d4f45d9d3e41cf70bb2b700d14" office:value-type="string">
            <text:p>TIPO DE CAMBIO EN M.E.</text:p>
          </table:table-cell>
        </table:table-row>
        <table:table-row table:style-name="ro1">
          <table:table-cell table:style-name="odsStyleTableCell-56477b5f7c705317cab1c20e28e27392" office:value-type="string">
            <text:p>ORO</text:p>
          </table:table-cell>
          <table:table-cell table:style-name="odsStyleTableCell-56477b5f7c705317cab1c20e28e27392" office:value-type="string">
            <text:p>ONZA TROY ORO</text:p>
          </table:table-cell>
          <table:table-cell table:style-name="odsStyleTableCell-56477b5f7c705317cab1c20e28e27392" office:value-type="string">
            <text:p>USD./O.T.F.</text:p>
          </table:table-cell>
          <table:table-cell table:style-name="odsStyleTableCell-0635dd22379d007b5030ab019d189d48" office:value-type="string">
            <text:p>2,026.68000</text:p>
          </table:table-cell>
        </table:table-row>
        <table:table-row table:style-name="ro1">
          <table:table-cell table:style-name="odsStyleTableCell-56477b5f7c705317cab1c20e28e27392" office:value-type="string">
            <text:p>PLATA</text:p>
          </table:table-cell>
          <table:table-cell table:style-name="odsStyleTableCell-56477b5f7c705317cab1c20e28e27392" office:value-type="string">
            <text:p>ONZA TROY PLATA</text:p>
          </table:table-cell>
          <table:table-cell table:style-name="odsStyleTableCell-56477b5f7c705317cab1c20e28e27392" office:value-type="string">
            <text:p>USD./O.T.F.</text:p>
          </table:table-cell>
          <table:table-cell table:style-name="odsStyleTableCell-0635dd22379d007b5030ab019d189d48" office:value-type="string">
            <text:p>22.94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9c84b239677ff326da32df8c59cf023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8c59e7d4f45d9d3e41cf70bb2b700d14" office:value-type="string">
            <text:p> </text:p>
          </table:table-cell>
          <table:table-cell table:style-name="odsStyleTableCell-8c59e7d4f45d9d3e41cf70bb2b700d14" office:value-type="string">
            <text:p>1 MES</text:p>
          </table:table-cell>
          <table:table-cell table:style-name="odsStyleTableCell-8c59e7d4f45d9d3e41cf70bb2b700d14" office:value-type="string">
            <text:p>3 MESES</text:p>
          </table:table-cell>
          <table:table-cell table:style-name="odsStyleTableCell-8c59e7d4f45d9d3e41cf70bb2b700d14" office:value-type="string">
            <text:p>6 MESES</text:p>
          </table:table-cell>
        </table:table-row>
        <table:table-row table:style-name="ro1">
          <table:table-cell table:style-name="odsStyleTableCell-a83bd9c9598ffcbd1b82baef1f0154f8" office:value-type="string">
            <text:p>TASA LIBOR(USD)</text:p>
          </table:table-cell>
          <table:table-cell table:style-name="odsStyleTableCell-0635dd22379d007b5030ab019d189d48" office:value-type="string">
            <text:p>5.45</text:p>
          </table:table-cell>
          <table:table-cell table:style-name="odsStyleTableCell-0635dd22379d007b5030ab019d189d48" office:value-type="string">
            <text:p>5.56</text:p>
          </table:table-cell>
          <table:table-cell table:style-name="odsStyleTableCell-0635dd22379d007b5030ab019d189d48" office:value-type="string">
            <text:p>5.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6477b5f7c705317cab1c20e28e27392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16</meta:creation-date>
    <meta:generator>ods générator</meta:generator>
    <dc:date>2024-10-15T21:15:16</dc:date>
    <meta:editing-duration>PT1S</meta:editing-duration>
    <meta:editing-cycles>1</meta:editing-cycles>
    <meta:document-statistic meta:table-count="1" meta:cell-count="4" meta:object-count="0"/>
  </office:meta>
</office:document-meta>
</file>